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Liberation Serif" fo:font-size="14pt" fo:font-weight="normal" officeooo:rsid="00779966" officeooo:paragraph-rsid="00dcd8c6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74a257" officeooo:paragraph-rsid="00c0b81f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74a257" officeooo:paragraph-rsid="00d174ba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74a257" officeooo:paragraph-rsid="00c8b003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74a257" officeooo:paragraph-rsid="00df6023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74a257" officeooo:paragraph-rsid="00eea5c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74a257" officeooo:paragraph-rsid="00f40db2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779966" officeooo:paragraph-rsid="00c0b81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c2b3e1" officeooo:paragraph-rsid="00d174ba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c2b3e1" officeooo:paragraph-rsid="00df6023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c2b3e1" officeooo:paragraph-rsid="00c2b3e1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c2b3e1" officeooo:paragraph-rsid="00f40db2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c4774a" officeooo:paragraph-rsid="00d174ba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c4774a" officeooo:paragraph-rsid="00c8b003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c4774a" officeooo:paragraph-rsid="00df6023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c4774a" officeooo:paragraph-rsid="00c4774a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c4774a" officeooo:paragraph-rsid="00f40db2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cb91bb" officeooo:paragraph-rsid="00d174ba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cb91bb" officeooo:paragraph-rsid="00df6023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cb91bb" officeooo:paragraph-rsid="00e98f2c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cb91bb" officeooo:paragraph-rsid="00f40db2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cb91bb" officeooo:paragraph-rsid="00f5f335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d4066e" officeooo:paragraph-rsid="00d4066e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d4066e" officeooo:paragraph-rsid="00df6023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d4066e" officeooo:paragraph-rsid="00e18ccd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d756b1" officeooo:paragraph-rsid="00d756b1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d756b1" officeooo:paragraph-rsid="00df6023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d756b1" officeooo:paragraph-rsid="00eea5c3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rsid="00d756b1" officeooo:paragraph-rsid="00f40db2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d91141" officeooo:paragraph-rsid="00d91141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0d91141" officeooo:paragraph-rsid="00df6023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d91141" officeooo:paragraph-rsid="00e18ccd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d91141" officeooo:paragraph-rsid="00ef184d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d91141" officeooo:paragraph-rsid="00f8a681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rsid="00759f2d" officeooo:paragraph-rsid="00c0b81f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7982e5" officeooo:paragraph-rsid="00c0b81f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normal" officeooo:rsid="007ac474" officeooo:paragraph-rsid="00c0b81f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e98f2c" officeooo:paragraph-rsid="00e98f2c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normal" officeooo:rsid="00e98f2c" officeooo:paragraph-rsid="00f5f335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font-weight="normal" officeooo:rsid="00e98f2c" officeooo:paragraph-rsid="00f6f504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font-weight="normal" officeooo:rsid="01056b09" officeooo:paragraph-rsid="00e98f2c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font-weight="bold" officeooo:rsid="00c2b3e1" officeooo:paragraph-rsid="00df6023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c2b3e1" officeooo:paragraph-rsid="00c0b81f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rsid="00c63859" officeooo:paragraph-rsid="00d174ba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c63859" officeooo:paragraph-rsid="00c8b003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rsid="00c63859" officeooo:paragraph-rsid="00df6023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fo:font-weight="bold" officeooo:rsid="00c63859" officeooo:paragraph-rsid="00c63859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rsid="00c63859" officeooo:paragraph-rsid="00eea5c3" style:font-size-asian="14pt" style:font-weight-asian="bold" style:font-size-complex="14pt" style:font-weight-complex="bold"/>
    </style:style>
    <style:style style:name="P50" style:family="paragraph" style:parent-style-name="Standard">
      <style:text-properties fo:font-size="14pt" fo:font-weight="bold" officeooo:rsid="00c63859" officeooo:paragraph-rsid="00f40db2" style:font-size-asian="14pt" style:font-weight-asian="bold" style:font-size-complex="14pt" style:font-weight-complex="bold"/>
    </style:style>
    <style:style style:name="P51" style:family="paragraph" style:parent-style-name="Standard">
      <style:text-properties fo:color="#c9211e" loext:opacity="100%" style:font-name="Liberation Serif" fo:font-size="14pt" fo:font-weight="normal" officeooo:rsid="007ac474" officeooo:paragraph-rsid="00c0b81f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c9211e" loext:opacity="100%" fo:font-size="14pt" fo:font-weight="normal" officeooo:rsid="00e98f2c" officeooo:paragraph-rsid="00f8cfd5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c9211e" loext:opacity="100%" fo:font-size="14pt" fo:font-weight="normal" officeooo:rsid="00e98f2c" officeooo:paragraph-rsid="01012ea8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c9211e" loext:opacity="100%" fo:font-size="14pt" fo:font-weight="normal" officeooo:rsid="00d756b1" officeooo:paragraph-rsid="00f8cfd5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bold" officeooo:rsid="00c2b3e1" officeooo:paragraph-rsid="00f8cfd5" style:font-size-asian="14pt" style:font-weight-asian="bold" style:font-size-complex="14pt" style:font-weight-complex="bold"/>
    </style:style>
    <style:style style:name="P56" style:family="paragraph" style:parent-style-name="Standard">
      <style:text-properties fo:color="#000000" loext:opacity="100%" fo:font-size="14pt" fo:font-weight="bold" officeooo:rsid="00c63859" officeooo:paragraph-rsid="00f8cfd5" style:font-size-asian="14pt" style:font-weight-asian="bold" style:font-size-complex="14pt" style:font-weight-complex="bold"/>
    </style:style>
    <style:style style:name="P57" style:family="paragraph" style:parent-style-name="Standard">
      <style:text-properties fo:color="#000000" loext:opacity="100%" fo:font-size="14pt" fo:font-weight="normal" officeooo:rsid="00c2b3e1" officeooo:paragraph-rsid="00f8cfd5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74a257" officeooo:paragraph-rsid="00f8cfd5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feb95a" officeooo:paragraph-rsid="00feb95a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cb91bb" officeooo:paragraph-rsid="00fff125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98f2c" officeooo:paragraph-rsid="00f8cfd5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98f2c" officeooo:paragraph-rsid="01012ea8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d91141" officeooo:paragraph-rsid="00f8cfd5" style:font-size-asian="14pt" style:font-weight-asian="normal" style:font-size-complex="14pt" style:font-weight-complex="normal"/>
    </style:style>
    <style:style style:name="P64" style:family="paragraph" style:parent-style-name="Standard">
      <style:text-properties fo:font-size="14pt" fo:font-weight="bold" officeooo:rsid="00d4066e" officeooo:paragraph-rsid="00d4066e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ize="14pt" fo:font-weight="bold" officeooo:rsid="00d4066e" officeooo:paragraph-rsid="00df6023" style:font-size-asian="14pt" style:font-weight-asian="bold" style:font-size-complex="14pt" style:font-weight-complex="bold"/>
    </style:style>
    <style:style style:name="P66" style:family="paragraph" style:parent-style-name="Standard">
      <style:text-properties fo:font-size="14pt" fo:font-weight="bold" officeooo:rsid="01083122" officeooo:paragraph-rsid="01083122" style:font-size-asian="14pt" style:font-weight-asian="bold" style:font-size-complex="14pt" style:font-weight-complex="bold"/>
    </style:style>
    <style:style style:name="P67" style:family="paragraph" style:parent-style-name="Standard">
      <style:text-properties fo:font-size="14pt" fo:font-weight="normal" officeooo:rsid="00d56f49" officeooo:paragraph-rsid="00d4066e" style:font-size-asian="14pt" style:font-weight-asian="normal" style:font-size-complex="14pt" style:font-weight-complex="normal"/>
    </style:style>
    <style:style style:name="P68" style:family="paragraph" style:parent-style-name="Standard">
      <style:text-properties fo:font-size="14pt" fo:font-weight="normal" officeooo:rsid="01083122" officeooo:paragraph-rsid="01083122" style:font-size-asian="14pt" style:font-weight-asian="normal" style:font-size-complex="14pt" style:font-weight-complex="normal"/>
    </style:style>
    <style:style style:name="P69" style:family="paragraph" style:parent-style-name="Standard">
      <style:text-properties fo:font-size="14pt" fo:font-weight="normal" officeooo:rsid="00779966" officeooo:paragraph-rsid="00c2b3e1" style:font-size-asian="14pt" style:font-weight-asian="normal" style:font-size-complex="14pt" style:font-weight-complex="normal"/>
    </style:style>
    <style:style style:name="P70" style:family="paragraph" style:parent-style-name="Standard">
      <style:text-properties fo:font-size="14pt" fo:font-weight="normal" officeooo:rsid="00779966" officeooo:paragraph-rsid="00c0b81f" style:font-size-asian="14pt" style:font-weight-asian="normal" style:font-size-complex="14pt" style:font-weight-complex="normal"/>
    </style:style>
    <style:style style:name="P71" style:family="paragraph" style:parent-style-name="Standard">
      <style:text-properties fo:font-size="14pt" fo:font-weight="normal" officeooo:rsid="007888a5" officeooo:paragraph-rsid="01083122" style:font-size-asian="14pt" style:font-weight-asian="normal" style:font-size-complex="14pt" style:font-weight-complex="normal"/>
    </style:style>
    <style:style style:name="P72" style:family="paragraph" style:parent-style-name="Standard">
      <style:text-properties fo:font-size="14pt" fo:font-weight="normal" officeooo:rsid="00299a37" officeooo:paragraph-rsid="00c0b81f" style:font-size-asian="14pt" style:font-weight-asian="normal" style:font-size-complex="14pt" style:font-weight-complex="normal"/>
    </style:style>
    <style:style style:name="P73" style:family="paragraph" style:parent-style-name="Standard">
      <style:text-properties style:font-name="Liberation Serif" fo:font-size="14pt" fo:font-weight="normal" officeooo:rsid="0074a257" officeooo:paragraph-rsid="00dcd8c6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style:font-name="Liberation Serif" fo:font-size="14pt" fo:font-weight="normal" officeooo:rsid="00d91141" officeooo:paragraph-rsid="00fc7798" style:font-size-asian="14pt" style:font-weight-asian="normal" style:font-size-complex="14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bed299" style:font-size-asian="15pt" style:font-size-complex="15pt"/>
    </style:style>
    <style:style style:name="T3" style:family="text">
      <style:text-properties fo:font-size="15pt" officeooo:rsid="00f024f1" style:font-size-asian="15pt" style:font-size-complex="15pt"/>
    </style:style>
    <style:style style:name="T4" style:family="text">
      <style:text-properties fo:font-size="15pt" officeooo:rsid="00b34926" style:font-size-asian="15pt" style:font-size-complex="15pt"/>
    </style:style>
    <style:style style:name="T5" style:family="text">
      <style:text-properties officeooo:rsid="00b3492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43e34" style:font-weight-asian="bold" style:font-weight-complex="bold"/>
    </style:style>
    <style:style style:name="T8" style:family="text">
      <style:text-properties fo:font-weight="bold" officeooo:rsid="00ee4cd8" style:font-weight-asian="bold" style:font-weight-complex="bold"/>
    </style:style>
    <style:style style:name="T9" style:family="text">
      <style:text-properties fo:font-weight="bold" officeooo:rsid="00feb95a" style:font-weight-asian="bold" style:font-weight-complex="bold"/>
    </style:style>
    <style:style style:name="T10" style:family="text">
      <style:text-properties officeooo:rsid="00643e34"/>
    </style:style>
    <style:style style:name="T11" style:family="text">
      <style:text-properties officeooo:rsid="007a2532"/>
    </style:style>
    <style:style style:name="T12" style:family="text">
      <style:text-properties officeooo:rsid="00c4774a"/>
    </style:style>
    <style:style style:name="T13" style:family="text">
      <style:text-properties officeooo:rsid="00c71fd7"/>
    </style:style>
    <style:style style:name="T14" style:family="text">
      <style:text-properties officeooo:rsid="00cef627"/>
    </style:style>
    <style:style style:name="T15" style:family="text">
      <style:text-properties officeooo:rsid="00d0445e"/>
    </style:style>
    <style:style style:name="T16" style:family="text">
      <style:text-properties officeooo:rsid="00d56f49"/>
    </style:style>
    <style:style style:name="T17" style:family="text">
      <style:text-properties officeooo:rsid="00d756b1"/>
    </style:style>
    <style:style style:name="T18" style:family="text">
      <style:text-properties officeooo:rsid="00d80c14"/>
    </style:style>
    <style:style style:name="T19" style:family="text">
      <style:text-properties officeooo:rsid="00db5ad7"/>
    </style:style>
    <style:style style:name="T20" style:family="text">
      <style:text-properties officeooo:rsid="00ddce1e"/>
    </style:style>
    <style:style style:name="T21" style:family="text">
      <style:text-properties officeooo:rsid="00df6023"/>
    </style:style>
    <style:style style:name="T22" style:family="text">
      <style:text-properties officeooo:rsid="00dfa5cf"/>
    </style:style>
    <style:style style:name="T23" style:family="text">
      <style:text-properties officeooo:rsid="00e18ccd"/>
    </style:style>
    <style:style style:name="T24" style:family="text">
      <style:text-properties style:font-name="Liberation Serif" officeooo:rsid="00ddce1e"/>
    </style:style>
    <style:style style:name="T25" style:family="text">
      <style:text-properties style:font-name="Liberation Serif" officeooo:rsid="00e18ccd"/>
    </style:style>
    <style:style style:name="T26" style:family="text">
      <style:text-properties officeooo:rsid="00ee4cd8"/>
    </style:style>
    <style:style style:name="T27" style:family="text">
      <style:text-properties officeooo:rsid="00eea5c3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officeooo:rsid="01012ea8"/>
    </style:style>
    <style:style style:name="T30" style:family="text">
      <style:text-properties fo:color="#000000" loext:opacity="100%" officeooo:rsid="00d80c14"/>
    </style:style>
    <style:style style:name="T31" style:family="text">
      <style:text-properties fo:color="#000000" loext:opacity="100%" style:font-name="Liberation Serif"/>
    </style:style>
    <style:style style:name="T32" style:family="text">
      <style:text-properties officeooo:rsid="01012ea8"/>
    </style:style>
    <style:style style:name="T33" style:family="text">
      <style:text-properties officeooo:rsid="01033d7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66">Exercice 1</text:p>
      <text:p text:style-name="P66"/>
      <text:p text:style-name="P36">Démontrer par récurrence que pour tout <text:s/><draw:frame draw:style-name="fr1" draw:name="Objet14" text:anchor-type="as-char" svg:y="-0.377cm" svg:width="1.044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, on a:</text:p>
      <text:p text:style-name="P36"><draw:frame draw:style-name="fr1" draw:name="Objet26" text:anchor-type="as-char" svg:y="-0.81cm" svg:width="9.622cm" svg:height="1.25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44"/>
      <text:p text:style-name="P69"/>
      <text:p text:style-name="P66">Exercice 2</text:p>
      <text:p text:style-name="P68"/>
      <text:p text:style-name="P9">Soit <draw:frame draw:style-name="fr1" draw:name="Objet27" text:anchor-type="as-char" svg:y="-0.51cm" svg:width="1.461cm" svg:height="0.616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. Démontrer par récurrence que pour tout <draw:frame draw:style-name="fr1" draw:name="Objet29" text:anchor-type="as-char" svg:y="-0.439cm" svg:width="1.298cm" svg:height="0.54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, on a <draw:frame draw:style-name="fr1" draw:name="Objet30" text:anchor-type="as-char" svg:y="-0.51cm" svg:width="3.32cm" svg:height="0.663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.</text:p>
      <text:p text:style-name="P9"/>
      <text:p text:style-name="P9"/>
      <text:p text:style-name="P9"/>
      <text:p text:style-name="P66">Exercice 3</text:p>
      <text:p text:style-name="P71"/>
      <text:p text:style-name="P36">Démontrer par récurrence que pour tout <text:s/><draw:frame draw:style-name="fr1" draw:name="Objet32" text:anchor-type="as-char" svg:y="-0.377cm" svg:width="1.044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, on a :</text:p>
      <text:p text:style-name="P36"><draw:frame draw:style-name="fr1" draw:name="Objet33" text:anchor-type="as-char" svg:y="-0.737cm" svg:width="8.417cm" svg:height="1.166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3"/>
      <text:p text:style-name="P72"/>
      <text:p text:style-name="P72"/>
      <text:p text:style-name="P66">Exercice 4</text:p>
      <text:p text:style-name="P37">On considère la suite <draw:frame draw:style-name="fr2" draw:name="Objet65" text:anchor-type="as-char" svg:y="-0.531cm" svg:width="1.159cm" svg:height="0.76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text:s/><text:span text:style-name="T11">définie par </text:span><text:span text:style-name="T11"><draw:frame draw:style-name="fr2" draw:name="Objet34" text:anchor-type="as-char" svg:y="-0.898cm" svg:width="6.653cm" svg:height="1.63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38">Démontrer que la suite <draw:frame draw:style-name="fr2" draw:name="Objet35" text:anchor-type="as-char" svg:y="-0.531cm" svg:width="1.159cm" svg:height="0.76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est croissante.</text:p>
      <text:p text:style-name="P51"/>
      <text:p text:style-name="P74"/>
      <text:p text:style-name="P66"><text:span text:style-name="T31">Exercice 5</text:span></text:p>
      <text:p text:style-name="P66"><text:span text:style-name="T31"/></text:p>
      <text:p text:style-name="P2"><text:span text:style-name="T20">Démontrer que pour tout </text:span><text:s/><draw:frame draw:style-name="fr1" draw:name="Objet25" text:anchor-type="as-char" svg:y="-0.439cm" svg:width="1.298cm" svg:height="0.547cm" draw:z-index="10"><draw:object xlink:href="./Object 34" xlink:type="simple" xlink:show="embed" xlink:actuate="onLoad"/><draw:image xlink:href="./ObjectReplacements/Object 34" xlink:type="simple" xlink:show="embed" xlink:actuate="onLoad"/><svg:desc>formule</svg:desc></draw:frame>, <text:s/><draw:frame draw:style-name="fr1" draw:name="Objet45" text:anchor-type="as-char" svg:y="-0.51cm" svg:width="1.55cm" svg:height="0.616cm" draw:z-index="11"><draw:object xlink:href="./Object 46" xlink:type="simple" xlink:show="embed" xlink:actuate="onLoad"/><draw:image xlink:href="./ObjectReplacements/Object 46" xlink:type="simple" xlink:show="embed" xlink:actuate="onLoad"/><svg:desc>formule</svg:desc></draw:frame><text:s/><text:span text:style-name="T20">est un multiple de </text:span><text:span text:style-name="T20"><draw:frame draw:style-name="fr1" draw:name="Objet58" text:anchor-type="as-char" svg:y="-0.439cm" svg:width="0.464cm" svg:height="0.547cm" draw:z-index="12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20">.</text:span></text:p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MT1" style:family="text">
      <style:text-properties fo:font-size="15pt" officeooo:rsid="00bed299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aisonnement par récurrenc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17T13:25:22.469491861</dc:date>
    <meta:editing-duration>PT17H37M35S</meta:editing-duration>
    <meta:editing-cycles>196</meta:editing-cycles>
    <meta:document-statistic meta:table-count="0" meta:image-count="0" meta:object-count="13" meta:page-count="1" meta:paragraph-count="14" meta:word-count="66" meta:character-count="348" meta:non-whitespace-character-count="287"/>
  </office:meta>
</office:document-meta>
</file>

<file path=Object 1/content.xml><?xml version="1.0" encoding="utf-8"?>
<math xmlns="http://www.w3.org/1998/Math/MathML" display="block">
  <semantics>
    <mstyle mathvariant="bold">
      <mrow>
        <mi>n</mi>
        <mo stretchy="false">≥</mo>
        <mn>1</mn>
      </mrow>
    </mstyle>
    <annotation encoding="StarMath 5.0">bold {n &gt;= 1}</annotation>
  </semantics>
</math>
</file>

<file path=Object 1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
{ 

(u_n)




}</annotation>
  </semantics>
</math>
</file>

<file path=Object 2/content.xml><?xml version="1.0" encoding="utf-8"?>
<math xmlns="http://www.w3.org/1998/Math/MathML" display="block">
  <semantics>
    <mstyle mathvariant="bold">
      <mrow>
        <msub>
          <mi>S</mi>
          <mi>n</mi>
        </msub>
        <mo stretchy="false">=</mo>
        <mrow>
          <msup>
            <mn>1</mn>
            <mn>2</mn>
          </msup>
          <mo stretchy="false">+</mo>
          <msup>
            <mn>2</mn>
            <mn>2</mn>
          </msup>
          <mo stretchy="false">+</mo>
          <msup>
            <mn>3</mn>
            <mn>2</mn>
          </msup>
          <mo stretchy="false">+</mo>
          <msup>
            <mn>4</mn>
            <mn>2</mn>
          </msup>
          <mo stretchy="false">+</mo>
          <mtext> . . . </mtext>
          <mo stretchy="false">+</mo>
          <msup>
            <mi>n</mi>
            <mn>2</mn>
          </msup>
        </mrow>
        <mo stretchy="false">=</mo>
        <mfrac>
          <mrow>
            <mi>n</mi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form="postfix" stretchy="false">)</mo>
            </mrow>
          </mrow>
          <mn>6</mn>
        </mfrac>
      </mrow>
    </mstyle>
    <annotation encoding="StarMath 5.0">bold {S_n = 1^2 + 2^2 +3^2 +4^2 + " . . . "+ n^2 = {n(n+1)(2n +1)} over 6}</annotation>
  </semantics>
</math>
</file>

<file path=Object 3/content.xml><?xml version="1.0" encoding="utf-8"?>
<math xmlns="http://www.w3.org/1998/Math/MathML" display="block">
  <semantics>
    <mstyle mathvariant="bold">
      <mrow>
        <mi>a</mi>
        <mo stretchy="false">∈</mo>
        <msup>
          <mi mathvariant="normal">ℝ</mi>
          <mtext>+</mtext>
        </msup>
      </mrow>
    </mstyle>
    <annotation encoding="StarMath 5.0">bold {a in setR^"+"}</annotation>
  </semantics>
</math>
</file>

<file path=Object 34/content.xml><?xml version="1.0" encoding="utf-8"?>
<math xmlns="http://www.w3.org/1998/Math/MathML" display="block">
  <semantics>
    <mstyle mathvariant="bold">
      <mrow>
        <mi>n</mi>
        <mo stretchy="false">∈</mo>
        <mi mathvariant="normal">ℕ</mi>
      </mrow>
    </mstyle>
    <annotation encoding="StarMath 5.0">bold {n in setN}</annotation>
  </semantics>
</math>
</file>

<file path=Object 4/content.xml><?xml version="1.0" encoding="utf-8"?>
<math xmlns="http://www.w3.org/1998/Math/MathML" display="block">
  <semantics>
    <mstyle mathvariant="bold">
      <mrow>
        <mi>n</mi>
        <mo stretchy="false">∈</mo>
        <mi mathvariant="normal">ℕ</mi>
      </mrow>
    </mstyle>
    <annotation encoding="StarMath 5.0">bold {n in setN}</annotation>
  </semantics>
</math>
</file>

<file path=Object 46/content.xml><?xml version="1.0" encoding="utf-8"?>
<math xmlns="http://www.w3.org/1998/Math/MathML" display="block">
  <semantics>
    <mstyle mathvariant="bold">
      <mrow>
        <msup>
          <mn>10</mn>
          <mi>n</mi>
        </msup>
        <mo stretchy="false">−</mo>
        <mn>1</mn>
      </mrow>
    </mstyle>
    <annotation encoding="StarMath 5.0">bold {10^n -1}</annotation>
  </semantics>
</math>
</file>

<file path=Object 5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false">(</mo>
              <mrow>
                <mrow>
                  <mn>1</mn>
                  <mo stretchy="false">+</mo>
                  <mi>a</mi>
                </mrow>
              </mrow>
              <mo fence="true" form="postfix" stretchy="false">)</mo>
            </mrow>
            <mi>n</mi>
          </msup>
          <mo stretchy="false">≥</mo>
          <mrow>
            <mn>1</mn>
            <mo stretchy="false">+</mo>
            <mi>n</mi>
          </mrow>
        </mrow>
        <mi>a</mi>
      </mrow>
    </mstyle>
    <annotation encoding="StarMath 5.0">bold {(1 + a)^n &gt;= 1 + n a}</annotation>
  </semantics>
</math>
</file>

<file path=Object 6/content.xml><?xml version="1.0" encoding="utf-8"?>
<math xmlns="http://www.w3.org/1998/Math/MathML" display="block">
  <semantics>
    <mstyle mathvariant="bold">
      <mrow>
        <mi>n</mi>
        <mo stretchy="false">≥</mo>
        <mn>1</mn>
      </mrow>
    </mstyle>
    <annotation encoding="StarMath 5.0">bold {n &gt;= 1}</annotation>
  </semantics>
</math>
</file>

<file path=Object 62/content.xml><?xml version="1.0" encoding="utf-8"?>
<math xmlns="http://www.w3.org/1998/Math/MathML" display="block">
  <semantics>
    <mstyle mathvariant="bold">
      <mn>9</mn>
    </mstyle>
    <annotation encoding="StarMath 5.0">bold {9}</annotation>
  </semantics>
</math>
</file>

<file path=Object 7/content.xml><?xml version="1.0" encoding="utf-8"?>
<math xmlns="http://www.w3.org/1998/Math/MathML" display="block">
  <semantics>
    <mstyle mathvariant="bold">
      <mrow>
        <msub>
          <mi>S</mi>
          <mi>n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i>i</mi>
            <mn>3</mn>
          </msup>
        </mrow>
        <mo stretchy="false">=</mo>
        <mrow>
          <msup>
            <mn>1</mn>
            <mn>3</mn>
          </msup>
          <mo stretchy="false">+</mo>
          <msup>
            <mn>2</mn>
            <mn>3</mn>
          </msup>
          <mo stretchy="false">+</mo>
          <msup>
            <mn>3</mn>
            <mn>3</mn>
          </msup>
          <mo stretchy="false">+</mo>
          <msup>
            <mn>4</mn>
            <mn>3</mn>
          </msup>
          <mo stretchy="false">+</mo>
          <mtext> . . . </mtext>
          <mo stretchy="false">+</mo>
          <msup>
            <mi>n</mi>
            <mn>3</mn>
          </msup>
        </mrow>
        <mo stretchy="false">=</mo>
        <mfrac>
          <mrow>
            <msup>
              <mi>n</mi>
              <mn>2</mn>
            </msup>
            <msup>
              <mrow>
                <mo fence="true" form="prefix" stretchy="false">(</mo>
                <mrow>
                  <mrow>
                    <mi>n</mi>
                    <mo stretchy="false">+</mo>
                    <mn>1</mn>
                  </mrow>
                </mrow>
                <mo fence="true" form="postfix" stretchy="false">)</mo>
              </mrow>
              <mn>2</mn>
            </msup>
          </mrow>
          <mn>4</mn>
        </mfrac>
      </mrow>
    </mstyle>
    <annotation encoding="StarMath 5.0">bold {S_n = sum from {i = 1} to n {i^3} = 1^3 + 2^3 +3^3 +4^3 + " . . . "+ n^3 = {n^2(n+1)^2} over 4}</annotation>
  </semantics>
</math>
</file>

<file path=Object 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
{ 

(u_n)




}</annotation>
  </semantics>
</math>
</file>

<file path=Object 9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sub>
              <mi>u</mi>
              <mi>n</mi>
            </msub>
          </mrow>
          <mo fence="true" form="postfix" stretchy="false">)</mo>
        </mrow>
        <mi mathvariant="normal">:</mi>
        <mtext> </mtext>
        <mrow>
          <mo fence="true" form="prefix" stretchy="true">{</mo>
          <mrow>
            <mtable>
              <mtr>
                <mtd columnalign="left">
                  <mrow>
                    <msub>
                      <mi>u</mi>
                      <mn>0</mn>
                    </msub>
                    <mo stretchy="false">=</mo>
                    <mn>1</mn>
                  </mrow>
                </mtd>
              </mtr>
              <mtr>
                <mtd columnalign="left">
                  <mrow>
                    <mrow>
                      <msub>
                        <mi>u</mi>
                        <mrow>
                          <mi>n</mi>
                          <mo stretchy="false">+</mo>
                          <mn>1</mn>
                        </mrow>
                      </msub>
                      <mo stretchy="false">=</mo>
                      <msqrt>
                        <mrow>
                          <mn>1</mn>
                          <mo stretchy="false">+</mo>
                          <msub>
                            <mi>u</mi>
                            <mi>n</mi>
                          </msub>
                        </mrow>
                      </msqrt>
                    </mrow>
                    <mtext>   </mtext>
                    <mo stretchy="false">∀</mo>
                    <mrow>
                      <mi>n</mi>
                      <mo stretchy="false">∈</mo>
                      <mi mathvariant="normal">ℕ</mi>
                    </mrow>
                  </mrow>
                </mtd>
              </mtr>
            </mtable>
          </mrow>
        </mrow>
      </mrow>
    </mstyle>
    <annotation encoding="StarMath 5.0">bold 
{ 

(u_n):" " left lbrace stack 
{
alignl u_0 = 1 # 
alignl u_{n+1} =sqrt{ 1 + u_n} "   "forall n in setN}

right none




}</annotation>
  </semantics>
</math>
</file>